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4.0354in"/>
    </style:style>
    <style:style style:name="co3" style:family="table-column">
      <style:table-column-properties fo:break-before="auto" style:column-width="5.822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1]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2]"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3]"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4]"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5]"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6]"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svx.f</text:p>
          </table:table-cell>
          <table:table-cell office:value-type="string">
            <text:p>expert driver, A*X = B, Condition Number, Error Bounds, Refine, Factor, Equilibrate, Transpose</text:p>
          </table:table-cell>
          <table:table-cell table:formula="of:=1+[.H7]" office:value-type="float" office:value="48">
            <text:p>4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1+[.H8]"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1+[.H9]"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1+[.H10]" office:value-type="float" office:value="51">
            <text:p>5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string">
            <text:p>expert driver, A*X = B, Condition Number, Error Bounds, Refine, Factor, Transpose</text:p>
          </table:table-cell>
          <table:table-cell table:formula="of:=1+[.H11]" office:value-type="float" office:value="52">
            <text:p>5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12]"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13]" office:value-type="float" office:value="54">
            <text:p>5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14]" office:value-type="float" office:value="55">
            <text:p>5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15]"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16]" office:value-type="float" office:value="57">
            <text:p>5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17]" office:value-type="float" office:value="58">
            <text:p>5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18]"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19]" office:value-type="float" office:value="60">
            <text:p>6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0]" office:value-type="float" office:value="61">
            <text:p>6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1]"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2]"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3]"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4]" office:value-type="float" office:value="65">
            <text:p>6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5]" office:value-type="float" office:value="66">
            <text:p>6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6]" office:value-type="float" office:value="67">
            <text:p>6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x.f</text:p>
          </table:table-cell>
          <table:table-cell office:value-type="string">
            <text:p>expert driver, A*X = B, Condition Number, Error Bounds, Refine, Factor, Equilibrate</text:p>
          </table:table-cell>
          <table:table-cell table:formula="of:=1+[.H27]" office:value-type="float" office:value="68">
            <text:p>6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28]"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29]"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0]" office:value-type="float" office:value="71">
            <text:p>7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1]"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2]" office:value-type="float" office:value="73">
            <text:p>7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3]" office:value-type="float" office:value="74">
            <text:p>7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4]" office:value-type="float" office:value="75">
            <text:p>7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5]" office:value-type="float" office:value="76">
            <text:p>7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6]" office:value-type="float" office:value="77">
            <text:p>7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7]" office:value-type="float" office:value="78">
            <text:p>7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8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x.f</text:p>
          </table:table-cell>
          <table:table-cell office:value-type="string">
            <text:p>expert driver, A*X = B, Condition Number, Error Bounds, Refine, Factor</text:p>
          </table:table-cell>
          <table:table-cell table:formula="of:=1+[.H39]" office:value-type="float" office:value="80">
            <text:p>80</text:p>
          </table:table-cell>
          <table:table-cell table:number-columns-repeated="1016"/>
        </table:table-row>
        <table:table-row table:style-name="ro1" table:number-rows-repeated="40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11-15T11:03:53</dc:date>
    <dc:creator>Sa-Lin Bernstein</dc:creator>
    <meta:editing-duration>PT00H34M48S</meta:editing-duration>
    <meta:editing-cycles>15</meta:editing-cycles>
    <meta:document-statistic meta:table-count="1" meta:cell-count="320" meta:object-count="0"/>
  </office:meta>
</office:document-meta>
</file>